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2057"/>
    </style:style>
    <style:style style:name="P2" style:family="paragraph" style:parent-style-name="Text_20_body">
      <style:paragraph-properties fo:text-align="start" style:justify-single-word="false"/>
      <style:text-properties officeooo:paragraph-rsid="001f98bd"/>
    </style:style>
    <style:style style:name="P3" style:family="paragraph" style:parent-style-name="Text_20_body">
      <style:paragraph-properties fo:text-align="start" style:justify-single-word="false"/>
      <style:text-properties fo:font-size="14pt" officeooo:rsid="00012057" officeooo:paragraph-rsid="00012057" style:font-size-asian="12.25pt" style:font-size-complex="14pt"/>
    </style:style>
    <style:style style:name="P4" style:family="paragraph" style:parent-style-name="Text_20_body">
      <style:paragraph-properties fo:text-align="start" style:justify-single-word="false"/>
      <style:text-properties fo:font-size="14pt" officeooo:rsid="001f98bd" officeooo:paragraph-rsid="001f98bd" style:font-size-asian="12.25pt" style:font-size-complex="14pt"/>
    </style:style>
    <style:style style:name="P5" style:family="paragraph" style:parent-style-name="Text_20_body">
      <style:paragraph-properties fo:text-align="start" style:justify-single-word="false"/>
      <style:text-properties fo:font-size="14pt" fo:font-weight="normal" officeooo:rsid="00012057" officeooo:paragraph-rsid="00012057" style:font-size-asian="12.25pt" style:font-weight-asian="normal" style:font-size-complex="14pt" style:font-weight-complex="normal"/>
    </style:style>
    <style:style style:name="P6" style:family="paragraph" style:parent-style-name="Text_20_body">
      <style:paragraph-properties fo:text-align="start" style:justify-single-word="false"/>
      <style:text-properties fo:font-size="14pt" fo:font-weight="normal" officeooo:rsid="00012057" officeooo:paragraph-rsid="00020b52" style:font-size-asian="12.25pt" style:font-weight-asian="normal" style:font-size-complex="14pt" style:font-weight-complex="normal"/>
    </style:style>
    <style:style style:name="P7" style:family="paragraph" style:parent-style-name="Text_20_body">
      <style:paragraph-properties fo:text-align="start" style:justify-single-word="false"/>
      <style:text-properties fo:font-size="14pt" fo:font-weight="normal" officeooo:rsid="0006be31" officeooo:paragraph-rsid="0006be31" style:font-size-asian="12.25pt" style:font-weight-asian="normal" style:font-size-complex="14pt" style:font-weight-complex="normal"/>
    </style:style>
    <style:style style:name="P8" style:family="paragraph" style:parent-style-name="Text_20_body">
      <style:paragraph-properties fo:text-align="start" style:justify-single-word="false"/>
      <style:text-properties fo:font-size="14pt" fo:font-weight="normal" officeooo:rsid="0007aed9" officeooo:paragraph-rsid="0007aed9" style:font-size-asian="12.25pt" style:font-weight-asian="normal" style:font-size-complex="14pt" style:font-weight-complex="normal"/>
    </style:style>
    <style:style style:name="P9" style:family="paragraph" style:parent-style-name="Text_20_body">
      <style:paragraph-properties fo:text-align="start" style:justify-single-word="false"/>
      <style:text-properties fo:font-size="14pt" fo:font-weight="normal" officeooo:rsid="000820e2" officeooo:paragraph-rsid="000820e2" style:font-size-asian="12.25pt" style:font-weight-asian="normal" style:font-size-complex="14pt" style:font-weight-complex="normal"/>
    </style:style>
    <style:style style:name="P10" style:family="paragraph" style:parent-style-name="Text_20_body">
      <style:paragraph-properties fo:text-align="start" style:justify-single-word="false"/>
      <style:text-properties fo:font-size="14pt" fo:font-weight="normal" officeooo:rsid="00096454" officeooo:paragraph-rsid="00096454" style:font-size-asian="12.25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weight="normal" officeooo:rsid="000a42ea" officeooo:paragraph-rsid="000a42ea" style:font-size-asian="12.25pt" style:font-weight-asian="normal" style:font-size-complex="14pt" style:font-weight-complex="normal"/>
    </style:style>
    <style:style style:name="P12" style:family="paragraph" style:parent-style-name="Text_20_body">
      <style:paragraph-properties fo:text-align="start" style:justify-single-word="false"/>
      <style:text-properties fo:font-size="14pt" fo:font-weight="normal" officeooo:rsid="001023ba" officeooo:paragraph-rsid="001023ba" style:font-size-asian="12.25pt" style:font-weight-asian="normal" style:font-size-complex="14pt" style:font-weight-complex="normal"/>
    </style:style>
    <style:style style:name="P13" style:family="paragraph" style:parent-style-name="Text_20_body">
      <style:paragraph-properties fo:text-align="start" style:justify-single-word="false"/>
      <style:text-properties officeooo:rsid="001f98bd" officeooo:paragraph-rsid="001f98bd"/>
    </style:style>
    <style:style style:name="P14" style:family="paragraph" style:parent-style-name="Text_20_body">
      <style:paragraph-properties fo:text-align="start" style:justify-single-word="false"/>
      <style:text-properties officeooo:rsid="002164b1" officeooo:paragraph-rsid="002164b1"/>
    </style:style>
    <style:style style:name="P15" style:family="paragraph" style:parent-style-name="Text_20_body">
      <style:paragraph-properties fo:text-align="start" style:justify-single-word="false"/>
      <style:text-properties officeooo:rsid="0022b7c8" officeooo:paragraph-rsid="0022b7c8"/>
    </style:style>
    <style:style style:name="P16" style:family="paragraph" style:parent-style-name="Heading_20_1">
      <style:paragraph-properties fo:text-align="center" style:justify-single-word="false"/>
      <style:text-properties officeooo:rsid="00012057" officeooo:paragraph-rsid="00012057"/>
    </style:style>
    <style:style style:name="P17" style:family="paragraph" style:parent-style-name="Heading_20_2">
      <style:paragraph-properties fo:text-align="center" style:justify-single-word="false"/>
    </style:style>
    <style:style style:name="P18" style:family="paragraph" style:parent-style-name="Text_20_body">
      <style:paragraph-properties fo:text-align="start" style:justify-single-word="false"/>
      <style:text-properties fo:font-size="14pt" fo:font-weight="normal" officeooo:rsid="001f98bd" officeooo:paragraph-rsid="001f98bd"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fo:font-size="14pt" fo:font-weight="normal" officeooo:rsid="002164b1" officeooo:paragraph-rsid="002164b1"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fo:font-size="14pt" fo:font-weight="normal" officeooo:rsid="0021a077" officeooo:paragraph-rsid="002164b1" style:font-size-asian="12.25pt" style:font-weight-asian="normal" style:font-size-complex="14pt" style:font-weight-complex="normal"/>
    </style:style>
    <style:style style:name="P21" style:family="paragraph" style:parent-style-name="Text_20_body">
      <style:paragraph-properties fo:text-align="start" style:justify-single-word="false"/>
      <style:text-properties fo:font-size="14pt" fo:font-weight="normal" officeooo:rsid="0022b7c8" officeooo:paragraph-rsid="0022b7c8" style:font-size-asian="12.25pt" style:font-weight-asian="normal" style:font-size-complex="14pt" style:font-weight-complex="normal"/>
    </style:style>
    <style:style style:name="P22" style:family="paragraph" style:parent-style-name="Text_20_body">
      <style:paragraph-properties fo:text-align="start" style:justify-single-word="false"/>
      <style:text-properties officeooo:rsid="00231873" officeooo:paragraph-rsid="00231873"/>
    </style:style>
    <style:style style:name="P23" style:family="paragraph" style:parent-style-name="Text_20_body">
      <style:paragraph-properties fo:text-align="start" style:justify-single-word="false"/>
      <style:text-properties officeooo:rsid="0028fbd8" officeooo:paragraph-rsid="0028fbd8"/>
    </style:style>
    <style:style style:name="T1" style:family="text">
      <style:text-properties fo:font-weight="bold" style:font-weight-asian="bold" style:font-weight-complex="bold"/>
    </style:style>
    <style:style style:name="T2" style:family="text">
      <style:text-properties fo:font-weight="bold" officeooo:rsid="00020b52" style:font-weight-asian="bold" style:font-weight-complex="bold"/>
    </style:style>
    <style:style style:name="T3" style:family="text">
      <style:text-properties fo:font-weight="bold" officeooo:rsid="000a8f76" style:font-weight-asian="bold" style:font-weight-complex="bold"/>
    </style:style>
    <style:style style:name="T4" style:family="text">
      <style:text-properties officeooo:rsid="00020b52"/>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1f98bd" style:font-size-asian="12.25pt" style:font-weight-asian="normal" style:font-size-complex="14pt" style:font-weight-complex="normal"/>
    </style:style>
    <style:style style:name="T7" style:family="text">
      <style:text-properties fo:font-size="14pt" fo:font-weight="normal" officeooo:rsid="002164b1" style:font-size-asian="12.25pt" style:font-weight-asian="normal" style:font-size-complex="14pt" style:font-weight-complex="normal"/>
    </style:style>
    <style:style style:name="T8" style:family="text">
      <style:text-properties fo:font-size="14pt" fo:font-weight="normal" officeooo:rsid="0021a077" style:font-size-asian="12.25pt" style:font-weight-asian="normal" style:font-size-complex="14pt" style:font-weight-complex="normal"/>
    </style:style>
    <style:style style:name="T9" style:family="text">
      <style:text-properties fo:font-size="14pt" fo:font-weight="normal" officeooo:rsid="0022b7c8" style:font-size-asian="12.25pt" style:font-weight-asian="normal" style:font-size-complex="14pt" style:font-weight-complex="normal"/>
    </style:style>
    <style:style style:name="T10" style:family="text">
      <style:text-properties fo:font-size="14pt" fo:font-weight="normal" officeooo:rsid="00231873" style:font-size-asian="12.25pt" style:font-weight-asian="normal" style:font-size-complex="14pt" style:font-weight-complex="normal"/>
    </style:style>
    <style:style style:name="T11" style:family="text">
      <style:text-properties fo:font-size="14pt" fo:font-weight="normal" officeooo:rsid="002730f4" style:font-size-asian="12.25pt" style:font-weight-asian="normal" style:font-size-complex="14pt" style:font-weight-complex="normal"/>
    </style:style>
    <style:style style:name="T12" style:family="text">
      <style:text-properties fo:font-size="14pt" fo:font-weight="normal" officeooo:rsid="0028fbd8" style:font-size-asian="12.25pt" style:font-weight-asian="normal" style:font-size-complex="14pt" style:font-weight-complex="normal"/>
    </style:style>
    <style:style style:name="T13" style:family="text">
      <style:text-properties fo:font-size="14pt" fo:font-weight="normal" officeooo:rsid="002937d1" style:font-size-asian="12.25pt" style:font-weight-asian="normal" style:font-size-complex="14pt" style:font-weight-complex="normal"/>
    </style:style>
    <style:style style:name="T14" style:family="text">
      <style:text-properties fo:font-size="14pt" officeooo:rsid="001f98bd" style:font-size-asian="12.25pt" style:font-size-complex="14pt"/>
    </style:style>
    <style:style style:name="T15" style:family="text">
      <style:text-properties fo:font-size="14pt" fo:font-weight="bold" officeooo:rsid="001f98bd" style:font-size-asian="12.25pt" style:font-weight-asian="bold" style:font-size-complex="14pt" style:font-weight-complex="bold"/>
    </style:style>
    <style:style style:name="T16" style:family="text">
      <style:text-properties officeooo:rsid="0003bbca"/>
    </style:style>
    <style:style style:name="T17" style:family="text">
      <style:text-properties officeooo:rsid="0006be31"/>
    </style:style>
    <style:style style:name="T18" style:family="text">
      <style:text-properties fo:color="#000000"/>
    </style:style>
    <style:style style:name="T19" style:family="text">
      <style:text-properties fo:color="#000000" fo:font-weight="bold" officeooo:rsid="00053149" style:font-weight-asian="bold" style:font-weight-complex="bold"/>
    </style:style>
    <style:style style:name="T20" style:family="text">
      <style:text-properties officeooo:rsid="0007aed9"/>
    </style:style>
    <style:style style:name="T21" style:family="text">
      <style:text-properties officeooo:rsid="00096454"/>
    </style:style>
    <style:style style:name="T22" style:family="text">
      <style:text-properties officeooo:rsid="000a42ea"/>
    </style:style>
    <style:style style:name="T23" style:family="text">
      <style:text-properties officeooo:rsid="000a8f76"/>
    </style:style>
    <style:style style:name="T24" style:family="text">
      <style:text-properties officeooo:rsid="000bb9b7"/>
    </style:style>
    <style:style style:name="T25" style:family="text">
      <style:text-properties officeooo:rsid="000c7e79"/>
    </style:style>
    <style:style style:name="T26" style:family="text">
      <style:text-properties officeooo:rsid="000cffac"/>
    </style:style>
    <style:style style:name="T27" style:family="text">
      <style:text-properties officeooo:rsid="000e5803"/>
    </style:style>
    <style:style style:name="T28" style:family="text">
      <style:text-properties officeooo:rsid="000f11a4"/>
    </style:style>
    <style:style style:name="T29" style:family="text">
      <style:text-properties officeooo:rsid="001f98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ourse 1 :Getting started with GO</text:h>
      <text:p text:style-name="P1"/>
      <text:p text:style-name="P3">-Advantages of GO:</text:p>
      <text:p text:style-name="P3">1) code runs fast</text:p>
      <text:p text:style-name="P3">2) <text:span text:style-name="T1">garbage collection</text:span></text:p>
      <text:p text:style-name="P5">3) simpler objects</text:p>
      <text:p text:style-name="P5">4) concurrency is efficient</text:p>
      <text:p text:style-name="P5"/>
      <text:p text:style-name="P5">-compiled vs interpreted</text:p>
      <text:p text:style-name="P5"><text:tab/>compilation: translated to machine <text:span text:style-name="T4">code </text:span><text:span text:style-name="T2">once</text:span><text:span text:style-name="T4"> before running the code </text:span></text:p>
      <text:p text:style-name="P6"><text:s/><text:tab/>interpret<text:span text:style-name="T4">ation: code is translated while executed line be line </text:span><text:span text:style-name="T16">which makes you</text:span></text:p>
      <text:p text:style-name="P6"><text:tab/><text:span text:style-name="T16">slow</text:span></text:p>
      <text:p text:style-name="P5"><text:tab/><text:span text:style-name="T4">java is compiled to generate byte code (not machine code) which is interpreted </text:span></text:p>
      <text:p text:style-name="P5"><text:tab/><text:span text:style-name="T4">at runtime</text:span></text:p>
      <text:p text:style-name="P5">- <text:span text:style-name="T16">compiled code is fast,interpreter manages memory automatically and infer variables type</text:span></text:p>
      <text:p text:style-name="P5"/>
      <text:p text:style-name="P5">- <text:span text:style-name="T16">go is a compiled language with garbage collection</text:span></text:p>
      <text:p text:style-name="P5"><text:span text:style-name="T18">- </text:span><text:span text:style-name="T19">go does not use the term class, go uses structs with associated methods ,no inheritance no constructor <text:s/>no generics which makes it easy to code and efficient to run</text:span></text:p>
      <text:p text:style-name="P5">- <text:span text:style-name="T17">morees law that number of transistors doubles every 18 months and more transistor leads to higher clock freqs but because of power/temperature constrains that limits the clock freqs we went to parallelism (increasing number of cores) so you can perform multiple tasks at the same time</text:span></text:p>
      <text:p text:style-name="P5"/>
      <text:p text:style-name="P7">-difficult with concurrency:</text:p>
      <text:p text:style-name="P7"><text:tab/>→ when do tasks start/stop?</text:p>
      <text:p text:style-name="P7"><text:tab/>→ what if task need data from another task?</text:p>
      <text:p text:style-name="P7"><text:tab/>→ do tasks conflict in memory?</text:p>
      <text:p text:style-name="P7"><text:soft-page-break/>-concurrency is the management of multiple task at the same time(alive at the same time)</text:p>
      <text:p text:style-name="P7"/>
      <text:p text:style-name="P7">- <text:span text:style-name="T20">concurrent programming enables parallelism</text:span></text:p>
      <text:p text:style-name="P7"><text:tab/>→<text:span text:style-name="T20"> management of task execution</text:span></text:p>
      <text:p text:style-name="P7"><text:tab/>→<text:span text:style-name="T20"> communicating between tasks</text:span></text:p>
      <text:p text:style-name="P7"><text:tab/>→<text:span text:style-name="T20"> synchronization between tasks</text:span></text:p>
      <text:p text:style-name="P8">- <text:span text:style-name="T1">Goroutines</text:span> represents concurrent tasks</text:p>
      <text:p text:style-name="P8"><text:s text:c="3"/><text:span text:style-name="T1">Channels</text:span> are used to communicate between tasks</text:p>
      <text:p text:style-name="P8"><text:s text:c="3"/><text:span text:style-name="T1">Select</text:span> enables task synchronization</text:p>
      <text:p text:style-name="P8"/>
      <text:p text:style-name="P8">- workspace directory</text:p>
      <text:p text:style-name="P8"><text:tab/>-src : contains source code files</text:p>
      <text:p text:style-name="P8"><text:tab/>-pkg : contains packages(libraries)</text:p>
      <text:p text:style-name="P8"><text:tab/>-bin : contains executables</text:p>
      <text:p text:style-name="P9">- GOPATH is defined during installation</text:p>
      <text:p text:style-name="P9"/>
      <text:p text:style-name="P9">-Package is group of related source code and each package can be imported by other packages(package reuse)</text:p>
      <text:p text:style-name="P9">- package “name” to define a package at the start of its file</text:p>
      <text:p text:style-name="P9">- there must be one package called main</text:p>
      <text:p text:style-name="P9">- building the main package generates an executable program </text:p>
      <text:p text:style-name="P9">- main package needs a main function</text:p>
      <text:p text:style-name="P9">- import keyword to import other package</text:p>
      <text:p text:style-name="P9">- GOROOT and GOPATH environment variables are where the packages should be searched for and if want to import package not there you have to change the environment variables</text:p>
      <text:p text:style-name="P9">- <text:span text:style-name="T1">go build </text:span>compiles the program</text:p>
      <text:p text:style-name="P9">- go doc : prints documentation for a package</text:p>
      <text:p text:style-name="P9">- go fmt : formats source code files</text:p>
      <text:p text:style-name="P9"><text:soft-page-break/>- go get : downloads packages and installs them</text:p>
      <text:p text:style-name="P9">- go list : lists all installed packages</text:p>
      <text:p text:style-name="P9">- go run : compiles .go file and runs the executable</text:p>
      <text:p text:style-name="P9">- <text:span text:style-name="T21">go test : runs tests using file ending in “_test.go”</text:span></text:p>
      <text:p text:style-name="P10">- variable declaration:</text:p>
      <text:p text:style-name="P10"><text:tab/>var x int <text:s/>(keyword name type) the most basic declaration</text:p>
      <text:p text:style-name="P10"><text:tab/>var x,y int </text:p>
      <text:p text:style-name="P10">- alias of type</text:p>
      <text:p text:style-name="P10"><text:tab/>type Celsius float64</text:p>
      <text:p text:style-name="P10">- <text:span text:style-name="T22">initializing variable</text:span></text:p>
      <text:p text:style-name="P10"><text:tab/><text:span text:style-name="T22">var x int = 100</text:span></text:p>
      <text:p text:style-name="P10"><text:tab/><text:span text:style-name="T22">var x = 100 // infers the type</text:span></text:p>
      <text:p text:style-name="P11"><text:tab/>var x int // uninitialized variables have a zero value 0,””,</text:p>
      <text:p text:style-name="P11"><text:tab/>x = 100</text:p>
      <text:p text:style-name="P11"><text:tab/>x:= 100 //performs declaration and initialization </text:p>
      <text:p text:style-name="P7">- <text:span text:style-name="T3">new()</text:span><text:span text:style-name="T23"> function creates a variable zero initialized and returns a pointer to this variable</text:span></text:p>
      <text:p text:style-name="P7"/>
      <text:p text:style-name="P7">- <text:span text:style-name="T24">stack vs heap</text:span></text:p>
      <text:p text:style-name="P7"><text:tab/>→<text:span text:style-name="T25"> stack is dedicated to function calls , local variables are stored here and <text:tab/>deallocated<text:tab/>after function complete</text:span></text:p>
      <text:p text:style-name="P7"><text:tab/>→<text:span text:style-name="T25"> data on heap must be deallocated when its done being used,in most compiled languages allocation and deallocation is done manually which is fast but error prone </text:span></text:p>
      <text:p text:style-name="P7"/>
      <text:p text:style-name="P7">- <text:span text:style-name="T25">garbage collection </text:span><text:span text:style-name="T26">is done by java virtual machine in java and python interpreter in python, this is easy for the programmer</text:span></text:p>
      <text:p text:style-name="P7"/>
      <text:p text:style-name="P7">- <text:span text:style-name="T26">go is a compiled language with gc</text:span></text:p>
      <text:p text:style-name="P7"/>
      <text:p text:style-name="P7"><text:soft-page-break/>- <text:span text:style-name="T26">compiler determines heap or stack and gc works in the background </text:span><text:span text:style-name="T27">which slows the code a little bit but makes coding easier</text:span></text:p>
      <text:p text:style-name="P7"/>
      <text:p text:style-name="P7">- <text:span text:style-name="T28">iota generates a set of related but distinct constants</text:span></text:p>
      <text:p text:style-name="P12">- in switch statements you don't have to use break after each case</text:p>
      <text:p text:style-name="P12"/>
      <text:h text:style-name="P17" text:outline-level="2"><text:tab/><text:span text:style-name="T29">Week 3</text:span></text:h>
      <text:p text:style-name="P4">Array Literal</text:p>
      <text:p text:style-name="P4">- var x [5] int = [5] {1,2,3,4,5}</text:p>
      <text:p text:style-name="P4"><text:s text:c="2"/>x:= […] int{1,2,3,4,5}</text:p>
      <text:p text:style-name="P4">for I,v <text:span text:style-name="T1">range</text:span> x {</text:p>
      <text:p text:style-name="P4">}</text:p>
      <text:p text:style-name="P2"><text:span text:style-name="T14">- slice is a window on </text:span><text:span text:style-name="T15">underlying array, </text:span><text:span text:style-name="T6">variable size up to the whole array</text:span></text:p>
      <text:p text:style-name="P18">- each slice has pointer which indicates the start of the slice,length number of elements in the slice, capacity is the max number of elements from start of the slice and the end of the array</text:p>
      <text:p text:style-name="P18">arr:= […] string{“a”,”b”,”c”,”d”,”e”,”f”,”g”}</text:p>
      <text:p text:style-name="P13"><text:span text:style-name="T5">s1:=arr[1:3] // </text:span><text:span text:style-name="T7">len = 2 , cap = <text:s/>arr.size() -1 </text:span></text:p>
      <text:p text:style-name="P18">s2:=arr[2:5]</text:p>
      <text:p text:style-name="P19">- writing to slice changes the underlying array</text:p>
      <text:p text:style-name="P19">sli :=[…] int{1,2,3}</text:p>
      <text:p text:style-name="P19"/>
      <text:p text:style-name="P19">- make</text:p>
      <text:p text:style-name="P19">sli := make([]int,10) // here length = capacity</text:p>
      <text:p text:style-name="P19">sli := make([]int,10,15) // here length = 10 , capacity = 15</text:p>
      <text:p text:style-name="P19"/>
      <text:p text:style-name="P14"><text:span text:style-name="T5">- append() </text:span><text:span text:style-name="T8">adds to the end of array if the capacity isnt reached, if capacity is reached will allocate new memory</text:span></text:p>
      <text:p text:style-name="P20"/>
      <text:p text:style-name="P14"><text:soft-page-break/><text:span text:style-name="T8">-</text:span><text:span text:style-name="T9">maps </text:span></text:p>
      <text:p text:style-name="P21">var idMap map[string]int</text:p>
      <text:p text:style-name="P21">idmap := make(map[string]int)</text:p>
      <text:p text:style-name="P21">idMap[“joe”] = 5 // adding to map</text:p>
      <text:p text:style-name="P21">delete(idMap,”joe”) //deletes from the map</text:p>
      <text:p text:style-name="P21"/>
      <text:p text:style-name="P21">id,p := idMap[“joe”] // p is boolean <text:s/>exist or not</text:p>
      <text:p text:style-name="P21"/>
      <text:p text:style-name="P21">for key,val:= range idMap {}</text:p>
      <text:p text:style-name="P21"/>
      <text:p text:style-name="P15"><text:span text:style-name="T5">- </text:span><text:span text:style-name="T10">struct //read from code</text:span></text:p>
      <text:p text:style-name="P22"><text:span text:style-name="T5">p1:= new(person)</text:span></text:p>
      <text:p text:style-name="P22"><text:span text:style-name="T5"/></text:p>
      <text:p text:style-name="P22"><text:span text:style-name="T5">- </text:span><text:span text:style-name="T11">packages for standards</text:span></text:p>
      <text:p text:style-name="P22"><text:span text:style-name="T11"><text:tab/>→ net/http : web communication protocol (http.get(“”))</text:span></text:p>
      <text:p text:style-name="P22"><text:span text:style-name="T11"><text:tab/>→ net : TCP/IP and socket programming (net.Dial(“tcp”,”uci.edu:80”)</text:span></text:p>
      <text:p text:style-name="P22"><text:span text:style-name="T11">- JSON : java script object notation</text:span></text:p>
      <text:p text:style-name="P22"><text:span text:style-name="T11"><text:tab/></text:span><text:span text:style-name="T12">json marchal .unmarchal</text:span></text:p>
      <text:p text:style-name="P23"><text:span text:style-name="T5">-package ioutil reads the whole files and closes the handle it is good for small files but for large files you cant do that you have to read file byte by byte</text:span></text:p>
      <text:p text:style-name="P23"><text:span text:style-name="T5">- </text:span><text:span text:style-name="T13">os file syst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23:15:10.042611564</meta:creation-date>
    <dc:date>2022-02-19T19:40:29.371467370</dc:date>
    <meta:editing-duration>PT3H42M31S</meta:editing-duration>
    <meta:editing-cycles>6</meta:editing-cycles>
    <meta:generator>LibreOffice/6.4.7.2$Linux_X86_64 LibreOffice_project/40$Build-2</meta:generator>
    <meta:document-statistic meta:table-count="0" meta:image-count="0" meta:object-count="0" meta:page-count="5" meta:paragraph-count="100" meta:word-count="854" meta:character-count="4959" meta:non-whitespace-character-count="4155"/>
  </office:meta>
</office:document-meta>
</file>